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background-color="transparent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background-color="transparen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5pt" style:text-underline-style="none" fo:background-color="transparen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ory Systemn Psudo Code</text:p>
      <text:p text:style-name="P3">Data Flow</text:p>
      <text:list xml:id="list2614276871792040696" text:style-name="L1">
        <text:list-item>
          <text:p text:style-name="P5">UIRaycaster – Finds the inventory slot.</text:p>
        </text:list-item>
        <text:list-item>
          <text:p text:style-name="P5">Hold_Click_Controller – MousePutDownIcon inventory data is sent to the player_Inventory_Manager</text:p>
        </text:list-item>
        <text:list-item>
          <text:p text:style-name="P5">InventorySlots and Player inventory is updated</text:p>
        </text:list-item>
      </text:list>
      <text:p text:style-name="P2"/>
      <text:p text:style-name="P2"/>
      <text:p text:style-name="P3">UI_Raycaster</text:p>
      <text:p text:style-name="P2">Requirements </text:p>
      <text:p text:style-name="P2">Find the inventory slot of the UI object with a ray.</text:p>
      <text:p text:style-name="P2"/>
      <text:p text:style-name="P2"/>
      <text:p text:style-name="P3">Hold Click Controller</text:p>
      <text:p text:style-name="P2">Requierments</text:p>
      <text:p text:style-name="P2">Detect when the left mouse button is clicked and held down on the button.</text:p>
      <text:p text:style-name="P2">Drag the icon around when holding left click.</text:p>
      <text:p text:style-name="P2">If left mouse button is released when an icon is being drag, for it to return to its original position. </text:p>
      <text:p text:style-name="P3"/>
      <text:p text:style-name="P2">Functions</text:p>
      <text:list xml:id="list7140594051352268275" text:style-name="L2">
        <text:list-item>
          <text:p text:style-name="P6">When is the left mouse button down.</text:p>
        </text:list-item>
        <text:list-item>
          <text:p text:style-name="P6">Detect if the mouse is held down on the button</text:p>
        </text:list-item>
        <text:list-item>
          <text:p text:style-name="P6">Hold the icon to the mouse position.</text:p>
        </text:list-item>
        <text:list-item>
          <text:p text:style-name="P6">Icon return to the original position.</text:p>
        </text:list-item>
      </text:list>
      <text:p text:style-name="P2"/>
      <text:p text:style-name="P3">InventorySlot</text:p>
      <text:p text:style-name="P2">Requirements</text:p>
      <text:p text:style-name="P2">Add an item to this inventoryslot and place it on the UI</text:p>
      <text:p text:style-name="P2">Remove an item from this inventoryslot and remove from the UI.</text:p>
      <text:p text:style-name="P2"/>
      <text:p text:style-name="P2">Functions</text:p>
      <text:list xml:id="list981221352184973070" text:style-name="L3">
        <text:list-item>
          <text:p text:style-name="P7">Be able to update the UI.</text:p>
        </text:list-item>
        <text:list-item>
          <text:p text:style-name="P7">Add an item to the slots data.</text:p>
        </text:list-item>
        <text:list-item>
          <text:p text:style-name="P7">Remove an item from the slots data.</text:p>
        </text:list-item>
      </text:list>
      <text:p text:style-name="P2"/>
      <text:p text:style-name="P2"/>
      <text:p text:style-name="P3">Player_Inventory_System</text:p>
      <text:p text:style-name="P2">Requirments</text:p>
      <text:p text:style-name="P2">Equip weapons and armor from the inventory</text:p>
      <text:p text:style-name="P2">Move items around an inventory</text:p>
      <text:p text:style-name="P2"><text:soft-page-break/></text:p>
      <text:p text:style-name="P2">Functions</text:p>
      <text:list xml:id="list5491715790784787492" text:style-name="L4">
        <text:list-item>
          <text:p text:style-name="P8">Find inventory slots for the ui.</text:p>
        </text:list-item>
        <text:list-item>
          <text:p text:style-name="P8">Find current bag and set the size of the inventory to that.</text:p>
        </text:list-item>
        <text:list-item>
          <text:p text:style-name="P8">Find how many free slots are in the bag</text:p>
        </text:list-item>
        <text:list-item>
          <text:p text:style-name="P8">Find which inventory slot or equipment slot an inventory slot is.</text:p>
        </text:list-item>
        <text:list-item>
          <text:p text:style-name="P8">Find the first free inventory slot.</text:p>
        </text:list-item>
        <text:list-item>
          <text:p text:style-name="P8">Add and removean item to the inventory. (UI and Players Data)</text:p>
        </text:list-item>
        <text:list-item>
          <text:p text:style-name="P8">Add and remove an item to the equipment slots. (UI and Players Data)</text:p>
        </text:list-item>
        <text:list-item>
          <text:p text:style-name="P8">Swap an item from the inventory or equipment </text:p>
        </text:list-item>
        <text:list-item>
          <text:p text:style-name="P8">Drop items on the floor.</text:p>
        </text:list-item>
        <text:list-item>
          <text:p text:style-name="P8">Destroy Items</text:p>
        </text:list-item>
      </text:list>
      <text:p text:style-name="P3"/>
      <text:p text:style-name="P2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51S</meta:editing-duration>
    <meta:editing-cycles>88</meta:editing-cycles>
    <meta:generator>OpenOffice/4.1.2$Win32 OpenOffice.org_project/412m3$Build-9782</meta:generator>
    <dc:date>2018-06-27T01:04:06.70</dc:date>
    <dc:creator>Izack Glossop</dc:creator>
    <meta:document-statistic meta:table-count="0" meta:image-count="0" meta:object-count="0" meta:page-count="2" meta:paragraph-count="41" meta:word-count="282" meta:character-count="1551"/>
    <meta:user-defined meta:name="Info 1"/>
    <meta:user-defined meta:name="Info 2"/>
    <meta:user-defined meta:name="Info 3"/>
    <meta:user-defined meta:name="Info 4"/>
  </office:meta>
</office:document-meta>
</file>